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D7000001C35C6A25FF5341BBFD.png" manifest:media-type="image/png"/>
  <manifest:file-entry manifest:full-path="Pictures/10000201000002AE0000013B2B5CD8F5261C0989.png" manifest:media-type="image/png"/>
  <manifest:file-entry manifest:full-path="Pictures/10000201000003E8000003E8B42202A2DF92E5A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moges" svg:font-family="Limoges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9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cm" svg:height="13.2cm" svg:x="4.9cm" svg:y="3.7cm">
          <draw:text-box>
            <text:p/>
          </draw:text-box>
        </draw:frame>
        <draw:frame draw:style-name="gr2" draw:text-style-name="P2" draw:layer="layout" svg:width="5.4cm" svg:height="5.4cm" svg:x="7.7cm" svg:y="8.1cm">
          <draw:image xlink:href="Pictures/10000201000003E8000003E8B42202A2DF92E5AA.png" xlink:type="simple" xlink:show="embed" xlink:actuate="onLoad">
            <text:p/>
          </draw:image>
        </draw:frame>
        <draw:frame draw:style-name="gr2" draw:text-style-name="P2" draw:layer="layout" svg:width="18.147cm" svg:height="8.332cm" svg:x="1.3cm" svg:y="1.168cm">
          <draw:image xlink:href="Pictures/10000201000002AE0000013B2B5CD8F5261C0989.png" xlink:type="simple" xlink:show="embed" xlink:actuate="onLoad">
            <text:p/>
          </draw:image>
        </draw:frame>
        <draw:frame draw:style-name="gr2" draw:text-style-name="P2" draw:layer="layout" svg:width="12.459cm" svg:height="11.93cm" svg:x="3.9cm" svg:y="11.6cm">
          <draw:image xlink:href="Pictures/10000201000001D7000001C35C6A25FF5341BBF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moges" svg:font-family="Limoges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20:44:54.624852129</meta:creation-date>
    <dc:date>2018-07-10T07:36:23.992588512</dc:date>
    <meta:editing-duration>PT18M10S</meta:editing-duration>
    <meta:editing-cycles>4</meta:editing-cycles>
    <meta:generator>LibreOffice/6.0.2.1$Linux_X86_64 LibreOffice_project/00m0$Build-1</meta:generator>
    <meta:document-statistic meta:object-count="4"/>
  </office:meta>
</office:document-meta>
</file>